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Справочная информация</text:h>
      <text:p text:style-name="Text_20_body">Горячие клавиши (Windows and Linux)</text:p>
      <text:p text:style-name="Text_20_body"><text:a xlink:type="simple" xlink:href="https://resources.jetbrains.com/storage/products/pycharm/docs/PyCharm_ReferenceCard.pdf" text:style-name="Internet_20_link" text:visited-style-name="Visited_20_Internet_20_Link">https://resources.jetbrains.com/storage/products/pycharm/docs/PyCharm_ReferenceCard.pdf</text:a></text:p>
      <text:p text:style-name="Text_20_body">Документация</text:p>
      <text:p text:style-name="Text_20_body"><text:a xlink:type="simple" xlink:href="https://www.programiz.com/" text:style-name="Internet_20_link" text:visited-style-name="Visited_20_Internet_20_Link">https://www.programiz.com</text:a></text:p>
      <text:p text:style-name="Text_20_body"><text:a xlink:type="simple" xlink:href="https://docs.python.org/3/index.html" text:style-name="Internet_20_link" text:visited-style-name="Visited_20_Internet_20_Link">https://docs.python.org/3/index.html</text:a></text:p>
      <text:p text:style-name="Text_20_body">Визуализатор</text:p>
      <text:p text:style-name="Text_20_body"><text:a xlink:type="simple" xlink:href="http://www.pythontutor.com/visualize.html#mode=edit" text:style-name="Internet_20_link" text:visited-style-name="Visited_20_Internet_20_Link">http://www.pythontutor.com/visualize.html#mode=edit</text:a></text:p>
      <text:p text:style-name="Text_20_body">Весь Python кратко</text:p>
      <text:p text:style-name="Text_20_body"><text:a xlink:type="simple" xlink:href="https://learnxinyminutes.com/docs/ru-ru/python-ru/" text:style-name="Internet_20_link" text:visited-style-name="Visited_20_Internet_20_Link">https://learnxinyminutes.com/docs/ru-ru/python-ru/</text:a></text:p>
      <text:p text:style-name="Text_20_body">Книги</text:p>
      <text:p text:style-name="Text_20_body"><text:a xlink:type="simple" xlink:href="https://codernet.ru/books/python/izuchaem_python_5-e_izd_tom_1_mark_lutc/" text:style-name="Internet_20_link" text:visited-style-name="Visited_20_Internet_20_Link">https://codernet.ru/books/python/izuchaem_python_5-e_izd_tom_1_mark_lutc/</text:a></text:p>
      <text:p text:style-name="Text_20_body">Настройка PyCharm</text:p>
      <text:p text:style-name="Text_20_body"><text:a xlink:type="simple" xlink:href="https://py-charm.blogspot.com/2017/09/blog-post.html" text:style-name="Internet_20_link" text:visited-style-name="Visited_20_Internet_20_Link">https://py-charm.blogspot.com/2017/09/blog-post.html</text:a></text:p>
      <text:p text:style-name="Text_20_body"><text:a xlink:type="simple" xlink:href="https://coderlessons.com/tutorials/python-technologies/uznaite-pycharm/pycharm-kratkoe-rukovodstvo" text:style-name="Internet_20_link" text:visited-style-name="Visited_20_Internet_20_Link">https://coderlessons.com/tutorials/python-technologies/uznaite-pycharm/pycharm-kratkoe-rukovodstvo</text:a></text:p>
      <text:p text:style-name="Text_20_body">PyCharm, GitHub, Git - настройка</text:p>
      <text:p text:style-name="Text_20_body">Создание репозитория</text:p>
      <text:p text:style-name="Text_20_body"><text:a xlink:type="simple" xlink:href="https://www.youtube.com/watch?v=H9Z_F9_Jx5k" text:style-name="Internet_20_link" text:visited-style-name="Visited_20_Internet_20_Link">https://www.youtube.com/watch?v=H9Z_F9_Jx5k</text:a></text:p>
      <text:p text:style-name="Text_20_body">Клонирование</text:p>
      <text:p text:style-name="Text_20_body"><text:a xlink:type="simple" xlink:href="https://youtu.be/cWRP6rWDgyc" text:style-name="Internet_20_link" text:visited-style-name="Visited_20_Internet_20_Link">https://youtu.be/cWRP6rWDgyc</text:a></text:p>
      <text:p text:style-name="Text_20_body">Share project</text:p>
      <text:p text:style-name="Text_20_body"><text:a xlink:type="simple" xlink:href="https://youtu.be/1PRuPQ-ESoY" text:style-name="Internet_20_link" text:visited-style-name="Visited_20_Internet_20_Link">https://youtu.be/1PRuPQ-ESoY</text:a></text:p>
      <text:p text:style-name="Text_20_body">Pull-request</text:p>
      <text:p text:style-name="Text_20_body"><text:a xlink:type="simple" xlink:href="https://youtu.be/ubnDtAbi7no" text:style-name="Internet_20_link" text:visited-style-name="Visited_20_Internet_20_Link">https://youtu.be/ubnDtAbi7no</text:a></text:p>
      <text:p text:style-name="Text_20_body"><text:a xlink:type="simple" xlink:href="https://youtu.be/DWGxuNUH658" text:style-name="Internet_20_link" text:visited-style-name="Visited_20_Internet_20_Link">https://youtu.be/DWGxuNUH658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$Win32 OpenOffice.org_project/411m6$Build-9775</meta:generator>
    <dc:date>2022-12-14T16:33:42.28</dc:date>
    <meta:document-statistic meta:table-count="0" meta:image-count="0" meta:object-count="0" meta:page-count="1" meta:paragraph-count="25" meta:word-count="39" meta:character-count="836"/>
    <meta:user-defined meta:name="Info 1"/>
    <meta:user-defined meta:name="Info 2"/>
    <meta:user-defined meta:name="Info 3"/>
    <meta:user-defined meta:name="Info 4"/>
  </office:meta>
</office:document-meta>
</file>